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3" style:family="paragraph" style:parent-style-name="Footer">
      <style:text-properties style:font-name="Bitstream Vera Sans2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/>
    </style:style>
    <style:style style:name="P1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language="nl" fo:country="N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language-complex="ar" style:country-complex="SA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style:font-size-asian="10pt" style:font-name-complex="Bitstream Vera Sans2" style:font-size-complex="10pt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3" style:family="paragraph" style:parent-style-name="Standard" style:list-style-name="L2"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4" style:family="paragraph" style:parent-style-name="Standard" style:list-style-name="L2">
      <style:text-properties fo:color="#000000" fo:font-style="normal" style:font-style-asian="normal" style:font-style-complex="normal"/>
    </style:style>
    <style:style style:name="P25" style:family="paragraph" style:parent-style-name="Standard" style:list-style-name="L2">
      <style:text-properties fo:font-style="normal" style:font-style-asian="normal" style:font-style-complex="normal"/>
    </style:style>
    <style:style style:name="P26" style:family="paragraph" style:parent-style-name="Standard" style:list-style-name="L3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color="#000000"/>
    </style:style>
    <style:style style:name="T3" style:family="text">
      <style:text-properties fo:color="#000000"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4" style:family="text"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5" style:family="text">
      <style:text-properties fo:color="#000000" style:font-name="Bitstream Vera Sans2" fo:font-size="10pt" fo:language="nl" fo:country="NL" style:text-underline-style="none" fo:background-color="transparent" style:font-size-asian="10pt" style:language-asian="nl" style:country-asian="NL" style:font-name-complex="Bitstream Vera Sans2" style:font-size-complex="10pt"/>
    </style:style>
    <style:style style:name="T6" style:family="text">
      <style:text-properties fo:color="#000000" style:font-name="Bitstream Vera Sans2" fo:font-size="10pt" fo:language="nl" fo:country="NL" style:text-underline-style="none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7" style:family="text">
      <style:text-properties fo:color="#000000" style:font-name="Bitstream Vera Sans2" fo:font-size="10pt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8" style:family="text">
      <style:text-properties fo:color="#000000" style:font-name="Bitstream Vera Sans2" fo:font-size="10pt" fo:font-weight="normal" style:font-weight-asian="normal" style:font-weight-complex="normal"/>
    </style:style>
    <style:style style:name="T9" style:family="text">
      <style:text-properties fo:color="#000000" style:font-name="Bitstream Vera Sans2" fo:font-size="10pt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10" style:family="text">
      <style:text-properties fo:color="#000000" style:font-name="Bitstream Vera Sans2" fo:font-size="10pt" style:text-underline-style="none" style:font-name-complex="Bitstream Vera Sans2"/>
    </style:style>
    <style:style style:name="T11" style:family="text">
      <style:text-properties fo:color="#000000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2" style:font-size-complex="10pt" style:font-style-complex="normal"/>
    </style:style>
    <style:style style:name="T12" style:family="text">
      <style:text-properties fo:color="#000000" style:text-line-through-style="none" style:font-name="Bitstream Vera Sans2" fo:font-size="10pt" fo:language="nl" fo:country="NL" fo:font-style="normal" style:text-underline-style="none" fo:font-weight="bold" fo:background-color="transparent" style:font-size-asian="10pt" style:language-asian="nl" style:country-asian="NL" style:font-style-asian="normal" style:font-weight-asian="bold" style:font-name-complex="Bitstream Vera Sans2" style:font-size-complex="10pt" style:font-style-complex="normal" style:font-weight-complex="bold"/>
    </style:style>
    <style:style style:name="T13" style:family="text">
      <style:text-properties fo:color="#000000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ize="10pt" fo:background-color="transparent" style:font-size-asian="10pt" style:language-asian="nl" style:country-asian="NL" style:font-name-complex="Bitstream Vera Sans2" style:font-size-complex="10pt"/>
    </style:style>
    <style:style style:name="T16" style:family="text">
      <style:text-properties fo:color="#000000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7" style:family="text">
      <style:text-properties fo:color="#000000" fo:language="nl" fo:country="NL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8" style:family="text">
      <style:text-properties fo:color="#000000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fo:language="nl" fo:country="NL" fo:background-color="transparent" style:language-asian="nl" style:country-asian="NL"/>
    </style:style>
    <style:style style:name="T20" style:family="text">
      <style:text-properties fo:color="#000000" fo:language="nl" fo:country="NL" style:text-underline-style="none" fo:font-weight="normal" fo:background-color="transparent" style:font-size-asian="10pt" style:language-asian="nl" style:country-asian="NL" style:font-weight-asian="normal" style:font-size-complex="10pt" style:font-weight-complex="normal"/>
    </style:style>
    <style:style style:name="T21" style:family="text">
      <style:text-properties fo:color="#000000" fo:language="nl" fo:country="NL" style:text-underline-style="none" fo:background-color="transparent" style:font-size-asian="10pt" style:language-asian="nl" style:country-asian="NL" style:font-name-complex="Bitstream Vera Sans2" style:font-size-complex="10pt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style:language-complex="nl" style:country-complex="NL"/>
    </style:style>
    <style:style style:name="T24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Bitstream Vera Sans2" fo:font-size="10pt" style:text-underline-style="none" style:font-name-complex="Bitstream Vera Sans2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 ☐ 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1">TIP</text:span></text:span><text:span text:style-name="T12"> <text:s/></text:span><text:span text:style-name="T13">Kijk op</text:span><text:span text:style-name="T3"> </text:span><text:a xlink:type="simple" xlink:href="http://karelzimmer.nl/"><text:span text:style-name="Internet_20_link">karelzimmer.nl</text:span></text:a><text:span text:style-name="T3"> voor voor downloads, checklists, en scripts.<text:line-break/></text:span></text:p>
      <text:p text:style-name="P4"/>
      <text:list xml:id="list1389003978" text:style-name="L1">
        <text:list-item>
          <text:p text:style-name="P6">Installatie voorbereiden.</text:p>
          <text:p text:style-name="P6"/>
        </text:list-item>
      </text:list>
      <text:list xml:id="list1391462459" text:style-name="L2">
        <text:list-item>
          <text:list>
            <text:list-item>
              <text:p text:style-name="P23">Aanmelden als <text:span text:style-name="Strong_20_Emphasis">svadmin</text:span>.</text:p>
              <text:p text:style-name="P23"/>
            </text:list-item>
            <text:list-item>
              <text:p text:style-name="P13"><text:span text:style-name="Strong_20_Emphasis"><text:span text:style-name="T8">Start </text:span></text:span><text:span text:style-name="Strong_20_Emphasis"><text:span text:style-name="T2">Terminalvenster</text:span></text:span><text:span text:style-name="Strong_20_Emphasis"><text:span text:style-name="T8"> via </text:span></text:span><text:span text:style-name="Strong_20_Emphasis"><text:span text:style-name="T2">Toepassingen</text:span></text:span><text:span text:style-name="Strong_20_Emphasis"><text:span text:style-name="T8"> &gt; </text:span></text:span><text:span text:style-name="Strong_20_Emphasis"><text:span text:style-name="T2">Hulpmiddelen</text:span></text:span><text:span text:style-name="Strong_20_Emphasis"><text:span text:style-name="T8"> om het backupscript te downloaden en een backup te maken</text:span></text:span><text:span text:style-name="T2">.</text:span></text:p>
            </text:list-item>
            <text:list-item>
              <text:p text:style-name="P13"><text:span text:style-name="T2">$ </text:span><text:span text:style-name="User_20_Entry"><text:span text:style-name="T2">cd /tmp;wget tinyurl.com/haalop;bash getscripts.sh</text:span></text:span></text:p>
            </text:list-item>
            <text:list-item>
              <text:p text:style-name="P14"><text:span text:style-name="T14">$ </text:span><text:span text:style-name="User_20_Entry"><text:span text:style-name="T2">sudo ./backup.sh --setup<text:line-break/></text:span></text:span><text:span text:style-name="T2">Volg de aanwijzingen van het backupscript.</text:span></text:p>
              <text:p text:style-name="P7"/>
            </text:list-item>
            <text:list-item>
              <text:p text:style-name="P14"><text:span text:style-name="User_20_Entry"><text:span text:style-name="T10">Configureer de router zo dat SV01 een statisch/vast IP-adres heeft (bijvoorbeeld 192.168.2.200). Te bereiken door een IP-nummer te kiezen buiten de DHCP-range, of een IP-nummer te koppelen aan Hostname of MAC-address.</text:span></text:span></text:p>
              <text:p text:style-name="P7"/>
              <text:p text:style-name="P7"/>
            </text:list-item>
          </text:list>
        </text:list-item>
        <text:list-item>
          <text:p text:style-name="P7">Ubuntu 8.04.2 LTS Server (Hardy Heron) installeren (GUI. [CLI]).</text:p>
          <text:p text:style-name="P7"/>
          <text:list>
            <text:list-item>
              <text:p text:style-name="P7">Als de installatie gedaan wordt in VirtualBox dan PAE aanzetten bij de VM via (<text:span text:style-name="Strong_20_Emphasis">Machine</text:span> &gt; <text:span text:style-name="Strong_20_Emphasis">Settings</text:span> &gt;) <text:span text:style-name="Strong_20_Emphasis">System</text:span> &gt; <text:span text:style-name="Strong_20_Emphasis">Processor</text:span>. Zet vinkje bij <text:span text:style-name="Strong_20_Emphasis">Enable PAE/NX</text:span>.<text:line-break/>(Physical Address Extension/No eXecute: gebruik &gt; 4 GB RAM in 32-bits systeem.)</text:p>
              <text:p text:style-name="P7"/>
            </text:list-item>
            <text:list-item>
              <text:p text:style-name="P7">S<text:span text:style-name="T25">tart</text:span> de server op vanaf 8.04.2 LTS Server i386 <text:span text:style-name="T24">CD.</text:span></text:p>
              <text:p text:style-name="P7"/>
            </text:list-item>
            <text:list-item>
              <text:p text:style-name="P7">Kies <text:span text:style-name="Strong_20_Emphasis">Nederlands</text:span> en vervolgens <text:span text:style-name="Strong_20_Emphasis">Install Ubuntu server</text:span>.</text:p>
            </text:list-item>
            <text:list-item>
              <text:p text:style-name="P8">Kies <text:span text:style-name="Strong_20_Emphasis">Nederland</text:span> en <text:span text:style-name="Strong_20_Emphasis">&lt;Enter&gt;</text:span>.</text:p>
              <text:p text:style-name="P8"/>
            </text:list-item>
            <text:list-item>
              <text:p text:style-name="P13"><text:span text:style-name="Strong_20_Emphasis"><text:span text:style-name="T2">Computernaam:</text:span></text:span><text:span text:style-name="T2"> </text:span><text:span text:style-name="User_20_Entry"><text:span text:style-name="T2">SV01</text:span></text:span><text:span text:style-name="T2"> (</text:span><text:span text:style-name="User_20_Entry"><text:span text:style-name="T2">SV01VM</text:span></text:span><text:span text:style-name="T2"> bij VirtualBox) en &lt;Volgende&gt;.</text:span></text:p>
            </text:list-item>
            <text:list-item>
              <text:p text:style-name="P8">Kies <text:span text:style-name="Strong_20_Emphasis">Begeleid – gebruik de gehele schijf (en gebruik LVM)</text:span> en tweemaal <text:span text:style-name="Strong_20_Emphasis">&lt;Enter&gt;</text:span>.</text:p>
            </text:list-item>
            <text:list-item>
              <text:p text:style-name="P8">Kies bij <text:span text:style-name="Strong_20_Emphasis">Schijven indelen</text:span> tweemaal <text:span text:style-name="Strong_20_Emphasis">&lt;Ja&gt;</text:span>.</text:p>
              <text:p text:style-name="P8"/>
            </text:list-item>
            <text:list-item>
              <text:p text:style-name="P13"><text:span text:style-name="Strong_20_Emphasis"><text:span text:style-name="T2">Full name:</text:span></text:span><text:span text:style-name="T2"> </text:span><text:span text:style-name="User_20_Entry"><text:span text:style-name="T2">Server Administrator</text:span></text:span><text:span text:style-name="T2"> en </text:span><text:span text:style-name="Strong_20_Emphasis"><text:span text:style-name="T2">&lt;Volgende&gt;</text:span></text:span><text:span text:style-name="T2">.</text:span></text:p>
            </text:list-item>
            <text:list-item>
              <text:p text:style-name="P13"><text:span text:style-name="Strong_20_Emphasis"><text:span text:style-name="T2">Username:</text:span></text:span><text:span text:style-name="T2"> </text:span><text:span text:style-name="User_20_Entry"><text:span text:style-name="T2">svadmin</text:span></text:span><text:span text:style-name="T2"> en </text:span><text:span text:style-name="Strong_20_Emphasis"><text:span text:style-name="T2">&lt;Volgende&gt;</text:span></text:span><text:span text:style-name="T2">.</text:span></text:p>
            </text:list-item>
            <text:list-item>
              <text:p text:style-name="P8">Tweemaal wachtwoord en <text:span text:style-name="Strong_20_Emphasis">&lt;Volgende&gt;</text:span>.</text:p>
              <text:p text:style-name="P8"/>
            </text:list-item>
            <text:list-item>
              <text:p text:style-name="P8">Laat <text:span text:style-name="Strong_20_Emphasis">HTTP-proxy-gegevens</text:span> leeg en <text:span text:style-name="Strong_20_Emphasis">&lt;Volgende&gt;</text:span>.</text:p>
              <text:p text:style-name="P8"/>
            </text:list-item>
            <text:list-item>
              <text:p text:style-name="P13"><text:span text:style-name="T2">Kies met pijltjestoetsen en spatiebalk tenminste </text:span><text:span text:style-name="Strong_20_Emphasis"><text:span text:style-name="T2">OpenSSH server</text:span></text:span><text:span text:style-name="T2">, en eventueel </text:span><text:span text:style-name="Strong_20_Emphasis"><text:span text:style-name="T2">Xubuntu desktop</text:span></text:span><text:span text:style-name="T2">. Eventueel aangevuld met </text:span><text:span text:style-name="Strong_20_Emphasis"><text:span text:style-name="T2">Print Server</text:span></text:span><text:span text:style-name="T2"> en </text:span><text:span text:style-name="Strong_20_Emphasis"><text:span text:style-name="T2">Samba File server</text:span></text:span><text:span text:style-name="T2">.<text:line-break/>Iets hier vergeten op te geven? Log aan en gebruik: $ </text:span><text:span text:style-name="User_20_Entry"><text:span text:style-name="T2">sudo tasksel<text:line-break/></text:span></text:span><text:span text:style-name="T2">Aanmelden vanaf een client via $ </text:span><text:span text:style-name="User_20_Entry"><text:span text:style-name="T2">ssh -l svadmin 192.168.2.200</text:span></text:span></text:p>
              <text:p text:style-name="P13"><text:span text:style-name="User_20_Entry"><text:span text:style-name="T2"/></text:span></text:p>
            </text:list-item>
            <text:list-item>
              <text:p text:style-name="P8">Herstart de server.</text:p>
              <text:p text:style-name="P8"/>
            </text:list-item>
            <text:list-item>
              <text:p text:style-name="P8">Aanmelden als <text:span text:style-name="Strong_20_Emphasis">svadmin</text:span>.</text:p>
              <text:p text:style-name="P8"/>
            </text:list-item>
            <text:list-item>
              <text:p text:style-name="P13"><text:span text:style-name="T2">Open het venster </text:span><text:span text:style-name="Strong_20_Emphasis"><text:span text:style-name="T2">Updatebeheer</text:span></text:span><text:span text:style-name="T2"> of ga naar </text:span><text:span text:style-name="Strong_20_Emphasis"><text:span text:style-name="T2">System</text:span></text:span><text:span text:style-name="T2"> &gt; </text:span><text:span text:style-name="Strong_20_Emphasis"><text:span text:style-name="T2">Beheer</text:span></text:span><text:span text:style-name="T2"> &gt; </text:span><text:span text:style-name="Strong_20_Emphasis"><text:span text:style-name="T2">Updatemanager</text:span></text:span><text:span text:style-name="T2">. Klik op </text:span><text:span text:style-name="Strong_20_Emphasis"><text:span text:style-name="T2">Updates installeren</text:span></text:span><text:span text:style-name="T2">. [$ </text:span><text:span text:style-name="User_20_Entry"><text:span text:style-name="T2">sudo apt-get update &amp;&amp; sudo apt-get upgrade</text:span></text:span><text:span text:style-name="T2">]</text:span></text:p>
              <text:p text:style-name="P8"/>
            </text:list-item>
            <text:list-item>
              <text:p text:style-name="P13"><text:span text:style-name="Strong_20_Emphasis"><text:span text:style-name="T8">Ga naar </text:span></text:span><text:span text:style-name="Strong_20_Emphasis"><text:span text:style-name="T2">System</text:span></text:span><text:span text:style-name="Strong_20_Emphasis"><text:span text:style-name="T8"> &gt; </text:span></text:span><text:span text:style-name="Strong_20_Emphasis"><text:span text:style-name="T2">Beheer</text:span></text:span><text:span text:style-name="Strong_20_Emphasis"><text:span text:style-name="T8"> &gt; </text:span></text:span><text:span text:style-name="Strong_20_Emphasis"><text:span text:style-name="T2">Language Support</text:span></text:span><text:span text:style-name="Strong_20_Emphasis"><text:span text:style-name="T8"> en vink aan </text:span></text:span><text:span text:style-name="Strong_20_Emphasis"><text:span text:style-name="T2">Nederlands</text:span></text:span><text:span text:style-name="Strong_20_Emphasis"><text:span text:style-name="T8">. <text:line-break/>Klik op </text:span></text:span><text:span text:style-name="Strong_20_Emphasis"><text:span text:style-name="T2">Apply</text:span></text:span><text:span text:style-name="Strong_20_Emphasis"><text:span text:style-name="T8">.</text:span></text:span></text:p>
            </text:list-item>
            <text:list-item>
              <text:p text:style-name="P21"><text:span text:style-name="T2">Geef de server een statisch/vast IP-nummer (hier 192.168.2.200) via <text:line-break/>$ </text:span><text:span text:style-name="User_20_Entry"><text:span text:style-name="T2">gksudo gedit /etc/network/interfaces /etc/resolv.conf</text:span></text:span><text:span text:style-name="T2"><text:line-break/>[$ </text:span><text:span text:style-name="User_20_Entry"><text:span text:style-name="T2">sudo nano /etc/network/interfaces /etc/resolv.conf</text:span></text:span><text:span text:style-name="T2">]<text:line-break/>Wijzig in </text:span><text:span text:style-name="Strong_20_Emphasis"><text:span text:style-name="T2">/etc/network/interfaces</text:span></text:span><text:span text:style-name="T2"> de inhoud<text:line-break/></text:span><text:span text:style-name="Strong_20_Emphasis"><text:span text:style-name="T2">van</text:span></text:span><text:span text:style-name="T2">:<text:line-break/># This file describes the network interfaces available on your system <text:line-break/># and how to activate them. For more information, see interfaces(5). <text:line-break/><text:line-break/># The loopback network interface<text:line-break/>auto lo <text:line-break/>iface lo inet loopback <text:line-break/> <text:line-break/># The primary network interface<text:line-break/>auto eth0 <text:line-break/>iface eth0 inet </text:span><text:span text:style-name="Strong_20_Emphasis"><text:span text:style-name="T2">dhcp</text:span></text:span><text:span text:style-name="T2"><text:line-break/><text:line-break/></text:span><text:span text:style-name="Strong_20_Emphasis"><text:span text:style-name="T2">naar</text:span></text:span><text:span text:style-name="T2"> (bijvoorbeeld):<text:line-break/># This file describes the network interfaces available on your system <text:line-break/># and how to activate them. For more information, see interfaces(5). <text:line-break/><text:line-break/># The loopback network interface<text:line-break/>auto lo <text:line-break/>iface lo inet loopback <text:line-break/> <text:line-break/># The primary network interface<text:line-break/>auto eth0 <text:line-break/>iface eth0 inet </text:span><text:span text:style-name="User_20_Entry"><text:span text:style-name="T2">static<text:line-break/></text:span></text:span><text:span text:style-name="T2"><text:tab/><text:tab/><text:tab/></text:span><text:span text:style-name="User_20_Entry"><text:span text:style-name="T2">address 192.168.2.200<text:line-break/></text:span></text:span><text:span text:style-name="T2"><text:tab/><text:tab/><text:tab/></text:span><text:span text:style-name="User_20_Entry"><text:span text:style-name="T2">netmask 255.255.255.0<text:line-break/></text:span></text:span><text:span text:style-name="T2"><text:tab/><text:tab/><text:tab/></text:span><text:span text:style-name="User_20_Entry"><text:span text:style-name="T2">gateway 192.168.2.1</text:span></text:span></text:p>
              <text:p text:style-name="P13"><text:span text:style-name="User_20_Entry"><text:span text:style-name="T2"/></text:span></text:p>
            </text:list-item>
            <text:list-item>
              <text:p text:style-name="P8">Neem de DNSs op in /etc/resolv.conf<text:span text:style-name="User_20_Entry"><text:span text:style-name="T26"> bijvoorbeeld:</text:span></text:span><text:line-break/><text:span text:style-name="User_20_Entry">nameserver 195.121.1.34</text:span><text:line-break/><text:span text:style-name="User_20_Entry">nameserver 195.121.1.66</text:span></text:p>
              <text:p text:style-name="P8"><text:span text:style-name="User_20_Entry"/></text:p>
            </text:list-item>
            <text:list-item>
              <text:p text:style-name="P13"><text:span text:style-name="T2">Herstart het netwerk via $ </text:span><text:span text:style-name="User_20_Entry"><text:span text:style-name="T2">sudo /etc/init.d/networking restart</text:span></text:span><text:span text:style-name="T2"> of <text:line-break/></text:span><text:span text:style-name="User_20_Entry"><text:span text:style-name="T2">sudo service networking restart</text:span></text:span></text:p>
            </text:list-item>
          </text:list>
        </text:list-item>
        <text:list-item>
          <text:p text:style-name="P22">Backup terugzetten.</text:p>
          <text:p text:style-name="P8"/>
          <text:list>
            <text:list-item>
              <text:p text:style-name="P8">Aanmelden als <text:span text:style-name="Strong_20_Emphasis">svadmin</text:span>.</text:p>
              <text:p text:style-name="P8"/>
            </text:list-item>
            <text:list-item>
              <text:p text:style-name="P8"><text:span text:style-name="T23">Koppel de mobiele harddisk aan waarop de backups staan</text:span>.</text:p>
            </text:list-item>
            <text:list-item>
              <text:p text:style-name="P15"><text:span text:style-name="Strong_20_Emphasis"><text:span text:style-name="T9">Start Terminalvenster om het restorescript te downloaden en de restore uit te voeren</text:span></text:span><text:span text:style-name="T15">.</text:span></text:p>
            </text:list-item>
            <text:list-item>
              <text:p text:style-name="P13"><text:span text:style-name="T2">$ </text:span><text:span text:style-name="User_20_Entry"><text:span text:style-name="T2">cd /tmp;wget tinyurl.com/haalop;bash getscripts.sh</text:span></text:span></text:p>
            </text:list-item>
            <text:list-item>
              <text:p text:style-name="P18"><text:span text:style-name="T16">$ </text:span><text:span text:style-name="User_20_Entry"><text:span text:style-name="T2">sudo ./restore.sh</text:span></text:span><text:span text:style-name="T16"><text:line-break/>Volg de aanwijzingen van het restorescript.</text:span><text:span text:style-name="T19"><text:line-break/><text:line-break/></text:span><text:span text:style-name="Emphasis"><text:span text:style-name="T19">Als de backup is teruggezet dienen de stappen in cursief ter controle.</text:span></text:span></text:p>
              <text:p text:style-name="P18"><text:span text:style-name="Emphasis"><text:span text:style-name="T17"/></text:span></text:p>
              <text:p text:style-name="P18"><text:span text:style-name="Emphasis"><text:span text:style-name="T17"/></text:span></text:p>
            </text:list-item>
          </text:list>
        </text:list-item>
        <text:list-item>
          <text:p text:style-name="P8">Hardware installeren.</text:p>
          <text:p text:style-name="P8"/>
          <text:list>
            <text:list-item>
              <text:p text:style-name="P8">Aanmelden als <text:span text:style-name="Strong_20_Emphasis">svadmin</text:span>.</text:p>
              <text:p text:style-name="P8"/>
            </text:list-item>
            <text:list-item>
              <text:p text:style-name="P8">Sluit de printer aan en zet deze aan.</text:p>
            </text:list-item>
            <text:list-item>
              <text:p text:style-name="P8">?</text:p>
              <text:p text:style-name="P8"/>
              <text:p text:style-name="P8"/>
            </text:list-item>
          </text:list>
        </text:list-item>
        <text:list-item>
          <text:p text:style-name="P8">Software installeren (GUI. [CLI]).</text:p>
          <text:list>
            <text:list-header>
              <text:p text:style-name="P8"/>
            </text:list-header>
            <text:list-item>
              <text:p text:style-name="P8">Aanmelden als <text:span text:style-name="Strong_20_Emphasis">svadmin</text:span>.</text:p>
              <text:p text:style-name="P8"/>
            </text:list-item>
            <text:list-item>
              <text:p text:style-name="P13"><text:span text:style-name="Strong_20_Emphasis"><text:span text:style-name="T8">Start Terminalvenster om het installatiescript en installatiebestand te downloaden en de installatie uit te voeren</text:span></text:span><text:span text:style-name="T2">.</text:span></text:p>
            </text:list-item>
            <text:list-item>
              <text:p text:style-name="P19"><text:span text:style-name="T18">$ </text:span><text:span text:style-name="User_20_Entry"><text:span text:style-name="T18">cd /tmp;wget tinyurl.com/haalop;bash getscripts.sh</text:span></text:span></text:p>
            </text:list-item>
            <text:list-item>
              <text:p text:style-name="P19"><text:span text:style-name="T2">$ </text:span><text:span text:style-name="User_20_Entry"><text:span text:style-name="T2">sudo ./install.sh --file=install-SV01.txt</text:span></text:span><text:span text:style-name="T2"> </text:span><text:span text:style-name="User_20_Entry"><text:span text:style-name="T2"><text:line-break/></text:span></text:span><text:span text:style-name="User_20_Entry"><text:span text:style-name="T4">Volg de aanwijzingen van het installatiescript.</text:span></text:span></text:p>
              <text:p text:style-name="P9"/>
            </text:list-item>
            <text:list-item>
              <text:p text:style-name="P16"><text:span text:style-name="T2">Download de Webmin Debian package vanaf </text:span><text:a xlink:type="simple" xlink:href="http://www.webmin.com/">webmin.com</text:a><text:span text:style-name="T2">. [$ </text:span><text:span text:style-name="User_20_Entry"><text:span text:style-name="T2">w3m webmin.com</text:span></text:span><text:span text:style-name="T2">]</text:span></text:p>
            </text:list-item>
            <text:list-item>
              <text:p text:style-name="P16"><text:span text:style-name="T2">Open het .deb bestand en klik op </text:span><text:span text:style-name="Strong_20_Emphasis"><text:span text:style-name="T2">Pakket installeren</text:span></text:span><text:span text:style-name="T2">. <text:line-break/>[$ </text:span><text:span text:style-name="User_20_Entry"><text:span text:style-name="T2">sudo dpkg -i webmin*.deb</text:span></text:span><text:span text:style-name="T2">]</text:span></text:p>
            </text:list-item>
            <text:list-item>
              <text:p text:style-name="P17"><text:span text:style-name="T2">Start Webmin op de server via </text:span><text:a xlink:type="simple" xlink:href="https://localhost:1000/">https://localhost:10000</text:a><text:span text:style-name="T2"> en<text:line-break/>start Webmin op de clients via </text:span><text:a xlink:type="simple" xlink:href="https://localhost:1000/">https://192.168.2.200:10000</text:a><text:span text:style-name="T2"> <text:line-break/>(of </text:span><text:a xlink:type="simple" xlink:href="https://sv0/">https://sv01</text:a><text:a xlink:type="simple" xlink:href="https://localhost:1000/">:10000</text:a><text:span text:style-name="T2"> als “192.168.2.200 <text:s/>SV01” is opgenomen in /etc/hosts).</text:span></text:p>
            </text:list-item>
            <text:list-item>
              <text:p text:style-name="P10">Voeg een beveiligingsuitzondering toe voor Webmin en zet Webmin in het Nederlands via <text:span text:style-name="Strong_20_Emphasis">Webmin</text:span> &gt; <text:span text:style-name="Strong_20_Emphasis">Change language and Theme</text:span> &gt; <text:span text:style-name="Strong_20_Emphasis">Webmin UI taal</text:span> &gt; <text:span text:style-name="Strong_20_Emphasis">Dutch (NL)</text:span>.</text:p>
            </text:list-item>
          </text:list>
        </text:list-item>
        <text:list-item>
          <text:p text:style-name="P22">Gebruik inrichten.</text:p>
          <text:list>
            <text:list-header>
              <text:p text:style-name="P11"/>
            </text:list-header>
            <text:list-item>
              <text:p text:style-name="P8">Aanmelden als <text:span text:style-name="Strong_20_Emphasis">svadmin</text:span>.</text:p>
              <text:p text:style-name="P8"/>
            </text:list-item>
            <text:list-item>
              <text:p text:style-name="P20"><text:span text:style-name="T5">S</text:span><text:span text:style-name="T2">tel aliassen in via $ </text:span><text:span text:style-name="User_20_Entry"><text:span text:style-name="T2">gedit ~/.bashrc</text:span></text:span><text:span text:style-name="T2"> en haal # weg voor alias ll, alias la, en alias l.</text:span></text:p>
              <text:p text:style-name="P12"/>
            </text:list-item>
            <text:list-item>
              <text:p text:style-name="P12">?</text:p>
              <text:p text:style-name="P24"/>
              <text:p text:style-name="P24"/>
            </text:list-item>
          </text:list>
        </text:list-item>
        <text:list-item>
          <text:p text:style-name="P24">Installatie afronden.</text:p>
          <text:p text:style-name="P24"/>
          <text:list>
            <text:list-item>
              <text:p text:style-name="P25"><text:span text:style-name="Strong_20_Emphasis"><text:span text:style-name="T6">Aanmelden als </text:span></text:span><text:span text:style-name="Strong_20_Emphasis"><text:span text:style-name="T21">svadmin</text:span></text:span><text:span text:style-name="Strong_20_Emphasis"><text:span text:style-name="T6">.</text:span></text:span></text:p>
              <text:p text:style-name="P25"><text:span text:style-name="Strong_20_Emphasis"><text:span text:style-name="T6"/></text:span></text:p>
            </text:list-item>
            <text:list-item>
              <text:p text:style-name="P25"><text:span text:style-name="Strong_20_Emphasis"><text:span text:style-name="T6">Start Terminalvenster om het backupscript te downloaden en een backup te maken.</text:span></text:span></text:p>
            </text:list-item>
            <text:list-item>
              <text:p text:style-name="P13"><text:span text:style-name="T2">$ </text:span><text:span text:style-name="User_20_Entry"><text:span text:style-name="T2">cd /tmp;wget tinyurl.com/haalop;bash getscripts.sh</text:span></text:span></text:p>
            </text:list-item>
            <text:list-item>
              <text:p text:style-name="P25"><text:span text:style-name="T20">$ </text:span><text:span text:style-name="User_20_Entry"><text:span text:style-name="T2">sudo ./backup.sh --setup<text:line-break/></text:span></text:span><text:span text:style-name="T7">Volg de aanwijzingen van het backupscript.</text:span></text:p>
            </text:list-item>
          </text:list>
        </text:list-item>
      </text:list>
      <text:p text:style-name="P4"/>
      <text:p text:style-name="P4"/>
      <text:list xml:id="list2118484641" text:style-name="L3">
        <text:list-header>
          <text:p text:style-name="P26"><text:span text:style-name="Strong_20_Emphasis"><text:span text:style-name="T2">NOTE</text:span></text:span><text:span text:style-name="T22"> <text:s/>Installatie SV01 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Bitstream Vera Sans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Bitstream Vera Sans2" fo:font-size="10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Bitstream Vera Sans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Bitstream Vera Sans Mono" fo:font-size="10pt" style:text-underline-style="wave" style:text-underline-type="double" style:text-underline-width="auto" style:text-underline-color="font-color" style:font-name-asian="DejaVu Sans Mono" style:font-name-complex="DejaVu Sans Mono"/>
    </style:style>
    <style:style style:name="Emphasis" style:family="text">
      <style:text-properties style:font-name="Bitstream Vera Sans1" fo:font-size="10pt" fo:font-style="oblique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Bitstream Vera Sans3" fo:font-size="10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3" style:family="paragraph" style:parent-style-name="Footer">
      <style:text-properties style:font-name="Bitstream Vera Sans2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SV01 Ubuntu 8.04 LTS Server i386</text:file-name><text:tab/><text:date style:data-style-name="N36" text:date-value="2010-03-18T09:32:57.99">18-03-2010</text:date></text:p>
      </style:header>
      <style:footer>
        <text:p text:style-name="MP2"/>
        <text:p text:style-name="MP3"><text:span text:style-name="M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subject>Installatie PC software</dc:subject>
    <meta:initial-creator>Karel Zimmer</meta:initial-creator>
    <meta:creation-date>1995-11-21T17:41:00</meta:creation-date>
    <dc:date>2010-03-18T09:32:57</dc:date>
    <meta:printed-by>Karel Zimmer</meta:printed-by>
    <meta:print-date>2009-12-23T22:49:22</meta:print-date>
    <meta:keyword>Installatie</meta:keyword>
    <meta:keyword>Checklist</meta:keyword>
    <meta:keyword>Linux</meta:keyword>
    <meta:editing-cycles>2087</meta:editing-cycles>
    <meta:editing-duration>PT112H55M09S</meta:editing-duration>
    <dc:creator>Karel </dc:creator>
    <meta:document-statistic meta:table-count="0" meta:image-count="0" meta:object-count="0" meta:page-count="4" meta:paragraph-count="58" meta:word-count="780" meta:character-count="5054"/>
    <meta:user-defined meta:name="Info 1"/>
    <meta:user-defined meta:name="Info 2"/>
    <meta:user-defined meta:name="Info 3"/>
    <meta:user-defined meta:name="Info 4"/>
  </office:meta>
</office:document-meta>
</file>